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640000004B093816690.jpg"/>
  <manifest:file-entry manifest:media-type="image/jpeg" manifest:full-path="Pictures/1000000000000640000004B0412B531C.jpg"/>
  <manifest:file-entry manifest:media-type="image/jpeg" manifest:full-path="Pictures/1000000000000640000004B0AF32BEF5.jpg"/>
  <manifest:file-entry manifest:media-type="image/jpeg" manifest:full-path="Pictures/1000000000000640000004B0DC0F5DF8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標準-title">
      <style:graphic-properties draw:auto-grow-height="true" fo:min-height="3.506cm"/>
    </style:style>
    <style:style style:name="pr2" style:family="presentation" style:parent-style-name="標準-subtitle">
      <style:graphic-properties draw:fill-color="#ffffff" draw:auto-grow-height="true" fo:min-height="13.859cm"/>
    </style:style>
    <style:style style:name="pr3" style:family="presentation" style:parent-style-name="標準-notes">
      <style:graphic-properties draw:fill-color="#ffffff" draw:auto-grow-height="true" fo:min-height="13.364cm"/>
    </style:style>
    <style:style style:name="pr4" style:family="presentation" style:parent-style-name="標準-outline1">
      <style:graphic-properties fo:min-height="13.609cm"/>
    </style:style>
    <style:style style:name="pr5" style:family="presentation" style:parent-style-name="標準-outline1">
      <style:graphic-properties fo:min-height="13.61cm"/>
    </style:style>
    <style:style style:name="pr6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おせんべい作り</text:p>
          </draw:text-box>
        </draw:frame>
        <draw:frame presentation:style-name="pr2" draw:layer="layout" svg:width="25.199cm" svg:height="13.859cm" svg:x="1.4cm" svg:y="4.914cm" presentation:class="subtitle">
          <draw:text-box>
            <text:p><text:span text:style-name="T1">河野　七月</text:span></text:p>
            <text:p><text:span text:style-name="T1">江東区立第四大島小学校</text:span></text:p>
            <text:p><text:span text:style-name="T1">２年</text:span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計画-①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1">①</text:span><text:span text:style-name="T1">作リ方</text:span></text:p>
                <text:p/>
                <text:p>①、ご飯を、つぶして２、５cmのお団子にします。</text:p>
                <text:p>②５cmの大きさにつぶします。</text:p>
                <text:p>③フライパンで５分焼きます。</text:p>
                <text:p>④焼けたら、塩をまぶします。</text:p>
                <text:p>⑤砂糖を、ちょっとつけます。</text:p>
                <text:p>⑥出来上がり!!</text:p>
                <text:p/>
              </text:list-header>
            </text:list>
          </draw:text-box>
        </draw:frame>
        <draw:frame draw:style-name="gr2" draw:text-style-name="P1" draw:layer="layout" svg:width="8.6cm" svg:height="7.613cm" svg:x="17.4cm" svg:y="0.587cm">
          <draw:image xlink:href="Pictures/1000000000000640000004B0AF32BEF5.jpg" xlink:type="simple" xlink:show="embed" xlink:actuate="onLoad">
            <text:p/>
          </draw:image>
        </draw:frame>
        <draw:frame draw:style-name="gr2" draw:text-style-name="P1" draw:layer="layout" svg:width="3.8cm" svg:height="3.4cm" svg:x="17.8cm" svg:y="10.4cm">
          <draw:image xlink:href="Pictures/1000000000000640000004B0412B531C.jpg" xlink:type="simple" xlink:show="embed" xlink:actuate="onLoad">
            <text:p/>
          </draw:image>
        </draw:frame>
        <draw:frame draw:style-name="gr2" draw:text-style-name="P1" draw:layer="layout" svg:width="6.6cm" svg:height="5.4cm" svg:x="19.4cm" svg:y="14.8cm">
          <draw:image xlink:href="Pictures/1000000000000640000004B09381669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計画-②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大きさ</text:p>
                <text:p/>
              </text:list-item>
              <text:list-item>
                <text:p>幅は、５cmです。</text:p>
              </text:list-item>
              <text:list-item>
                <text:p>厚さは、５mmです。</text:p>
              </text:list-item>
            </text:list>
          </draw:text-box>
        </draw:frame>
        <draw:frame draw:style-name="gr2" draw:text-style-name="P1" draw:layer="layout" svg:width="8.411cm" svg:height="4.8cm" svg:x="-19.011cm" svg:y="24cm">
          <draw:image xlink:href="Pictures/1000000000000640000004B0412B531C.jpg" xlink:type="simple" xlink:show="embed" xlink:actuate="onLoad">
            <text:p/>
          </draw:image>
        </draw:frame>
        <draw:frame draw:style-name="gr2" draw:text-style-name="P1" draw:layer="layout" svg:width="12.6cm" svg:height="9.6cm" svg:x="14.4cm" svg:y="10.4cm">
          <draw:image xlink:href="Pictures/1000000000000640000004B0412B531C.jpg" xlink:type="simple" xlink:show="embed" xlink:actuate="onLoad">
            <text:p/>
          </draw:image>
        </draw:frame>
        <draw:frame draw:style-name="gr2" draw:text-style-name="P1" draw:layer="layout" svg:width="6.265cm" svg:height="5.814cm" svg:x="19.335cm" svg:y="3.186cm">
          <draw:image xlink:href="Pictures/1000000000000640000004B0DC0F5DF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計画-③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③色、形</text:p>
                <text:p/>
              </text:list-header>
              <text:list-item>
                <text:p>色は、白です。</text:p>
              </text:list-item>
              <text:list-item>
                <text:p>形は、丸です。</text:p>
              </text:list-item>
            </text:list>
          </draw:text-box>
        </draw:frame>
        <draw:frame draw:style-name="gr3" draw:text-style-name="P1" draw:layer="layout" svg:width="-10.4cm" svg:height="-10.501cm" svg:x="27cm" svg:y="14.8cm">
          <draw:image xlink:href="Pictures/1000000000000640000004B0412B531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作ったあと-①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良い所と反省点</text:span></text:p>
              </text:list-item>
              <text:list-item>
                <text:p text:style-name="P2"><text:span text:style-name="T1">良い</text:span></text:p>
              </text:list-item>
              <text:list-item>
                <text:p text:style-name="P2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18T16:06:08.44</meta:creation-date>
    <meta:editing-duration>PT18H4M38S</meta:editing-duration>
    <meta:editing-cycles>3</meta:editing-cycles>
    <dc:date>2015-10-23T20:34:28.38</dc:date>
    <meta:generator>LibreOffice/3.4$Win32 LibreOffice_project/340m1$Build-203</meta:generator>
    <meta:document-statistic meta:object-count="48"/>
  </office:meta>
</office:document-meta>
</file>